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kt_point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5</text:p>
          </table:table-cell>
          <table:table-cell office:value-type="string" calcext:value-type="string">
            <text:p>w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po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nt (0.4670602 48.4064368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po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nt (1.66152941 49.12975254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po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nt (0.75 47.5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 éèâ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nt (1.51 51.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2T17:11:47.480448639</dc:date>
    <dc:creator>Arnaud Morvan</dc:creator>
    <meta:editing-duration>PT18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